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780000007F41EC7E6D88751B8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"/>
    <style:font-face style:name="Signet Roundhand ATT" svg:font-family="'Signet Roundhand ATT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0" style:text-line-through-style="none" style:text-line-through-type="none" style:font-name="Signet Roundhand ATT" fo:font-size="12pt" fo:font-style="normal" style:text-underline-style="none" fo:font-weight="bold" style:font-name-asian="Signet Roundhand ATT" style:font-size-asian="12pt" style:font-style-asian="normal" style:font-weight-asian="bold" style:font-name-complex="Signet Roundhand ATT" style:font-size-complex="12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0in"/>
        </style:tab-stops>
      </style:paragraph-properties>
      <style:text-properties style:font-name="Courier New" fo:font-size="11pt" fo:font-weight="bold" officeooo:paragraph-rsid="001818e6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size="11pt" officeooo:paragraph-rsid="00164bf4" style:font-size-asian="11pt" style:font-size-complex="11pt"/>
    </style:style>
    <style:style style:name="P10" style:family="paragraph" style:parent-style-name="Standard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in"/>
        </style:tab-stops>
      </style:paragraph-properties>
      <style:text-properties fo:font-size="11pt" fo:font-weight="normal" officeooo:rsid="00137725" officeooo:paragraph-rsid="00164bf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style:writing-mode="lr-tb"/>
      <style:text-properties fo:font-size="11pt" fo:font-weight="normal" officeooo:rsid="00137725" officeooo:paragraph-rsid="00157c02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style:writing-mode="lr-tb">
        <style:tab-stops>
          <style:tab-stop style:position="0.2189in"/>
        </style:tab-stops>
      </style:paragraph-properties>
      <style:text-properties fo:font-size="11pt" officeooo:rsid="001818e6" officeooo:paragraph-rsid="001818e6" style:font-size-asian="11pt" style:font-size-complex="11pt"/>
    </style:style>
    <style:style style:name="P16" style:family="paragraph" style:parent-style-name="Standard" style:master-page-name=""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>
        <style:tab-stops>
          <style:tab-stop style:position="0in"/>
        </style:tab-stops>
      </style:paragraph-properties>
      <style:text-properties style:font-name="Courier New" fo:font-size="11pt" fo:font-weight="bold" officeooo:rsid="001274aa" officeooo:paragraph-rsid="001274aa" style:font-name-asian="Courier New" style:font-size-asian="11pt" style:font-weight-asian="bold" style:font-name-complex="Courier New" style:font-size-complex="11pt" style:font-weight-complex="bold"/>
    </style:style>
    <style:style style:name="P17" style:family="paragraph" style:parent-style-name="Standard" style:master-page-name=""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fo:font-size="11pt" officeooo:rsid="00139729" officeooo:paragraph-rsid="00164bf4" style:font-size-asian="11pt" style:font-size-complex="11pt"/>
    </style:style>
    <style:style style:name="P18" style:family="paragraph" style:parent-style-name="Standard" style:master-page-name=""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fo:font-size="11pt" officeooo:rsid="001b43b3" officeooo:paragraph-rsid="001b43b3" style:font-size-asian="11pt" style:font-size-complex="11pt"/>
    </style:style>
    <style:style style:name="P19" style:family="paragraph" style:parent-style-name="Standard" style:master-page-name=""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fo:font-size="11pt" fo:font-weight="normal" officeooo:rsid="00157c02" officeooo:paragraph-rsid="00164bf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0in"/>
        </style:tab-stops>
      </style:paragraph-properties>
      <style:text-properties style:font-name="Courier New" fo:font-size="11pt" fo:font-weight="bold" officeooo:rsid="001274aa" officeooo:paragraph-rsid="001818e6" style:font-name-asian="Courier New" style:font-size-asian="11pt" style:font-weight-asian="bold" style:font-name-complex="Courier New" style:font-size-complex="11pt" style:font-weight-complex="bold"/>
    </style:style>
    <style:style style:name="P21" style:family="paragraph" style:parent-style-name="Standard"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</style:tab-stops>
      </style:paragraph-properties>
      <style:text-properties style:font-name="Courier New" fo:font-size="11pt" fo:font-weight="bold" officeooo:rsid="001274aa" officeooo:paragraph-rsid="001818e6" style:font-name-asian="Courier New" style:font-size-asian="11pt" style:font-weight-asian="bold" style:font-name-complex="Courier New" style:font-size-complex="11pt" style:font-weight-complex="bold"/>
    </style:style>
    <style:style style:name="P22" style:family="paragraph" style:parent-style-name="Standard" style:master-page-name="">
      <style:paragraph-properties fo:margin-left="0.75in" fo:margin-right="0in" fo:margin-top="0.0835in" fo:margin-bottom="0.0835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>
        <style:tab-stops>
          <style:tab-stop style:position="0in"/>
        </style:tab-stops>
      </style:paragraph-properties>
      <style:text-properties fo:font-size="11pt" fo:font-weight="normal" officeooo:rsid="00157c02" officeooo:paragraph-rsid="00164bf4" style:font-size-asian="11pt" style:font-weight-asian="normal" style:font-size-complex="11pt" style:font-weight-complex="normal"/>
    </style:style>
    <style:style style:name="P23" style:family="paragraph" style:parent-style-name="Standard" style:master-page-name="">
      <style:paragraph-properties fo:margin-left="0.75in" fo:margin-right="0in" fo:margin-top="0.0043in" fo:margin-bottom="0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fo:font-size="11pt" fo:font-weight="normal" officeooo:rsid="00157c02" officeooo:paragraph-rsid="00164bf4" style:font-size-asian="11pt" style:font-weight-asian="normal" style:font-size-complex="11pt" style:font-weight-complex="normal"/>
    </style:style>
    <style:style style:name="P24" style:family="paragraph" style:parent-style-name="Standard" style:master-page-name="">
      <style:paragraph-properties fo:margin-left="0.75in" fo:margin-right="0in" fo:margin-top="0.0043in" fo:margin-bottom="0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normal" officeooo:rsid="001b43b3" officeooo:paragraph-rsid="001b43b3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75in" fo:margin-right="0in" fo:margin-top="0.0043in" fo:margin-bottom="0in" loext:contextual-spacing="false" fo:line-height="100%" fo:text-align="justify" style:justify-single-word="false" fo:orphans="2" fo:widows="2" fo:text-indent="0in" style:auto-text-indent="false" style:page-number="auto" fo:break-before="auto" fo:break-after="auto" fo:background-color="transparent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e8ea" officeooo:paragraph-rsid="001de8e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 style:master-page-name="">
      <style:paragraph-properties fo:margin-left="1.3752in" fo:margin-right="0in" fo:margin-top="0.0043in" fo:margin-bottom="0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fo:font-size="11pt" fo:font-weight="normal" officeooo:rsid="00157c02" officeooo:paragraph-rsid="00164bf4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fo:margin-left="1.3752in" fo:margin-right="0in" fo:margin-top="0.0043in" fo:margin-bottom="0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57c02" officeooo:paragraph-rsid="00164bf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 style:master-page-name="">
      <style:paragraph-properties fo:margin-left="1.3752in" fo:margin-right="0in" fo:margin-top="0.0043in" fo:margin-bottom="0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57c02" officeooo:paragraph-rsid="001de8e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1.3752in" fo:margin-right="0in" fo:margin-top="0.0043in" fo:margin-bottom="0in" loext:contextual-spacing="false" fo:line-height="100%" fo:text-align="justify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57c02" officeooo:paragraph-rsid="00164bf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 style:master-page-name="">
      <style:paragraph-properties fo:margin-left="1.3752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fo:font-size="11pt" fo:font-weight="normal" officeooo:rsid="00157c02" officeooo:paragraph-rsid="00164bf4" style:font-size-asian="11pt" style:font-weight-asian="normal" style:font-size-complex="11pt" style:font-weight-complex="normal"/>
    </style:style>
    <style:style style:name="P31" style:family="paragraph" style:parent-style-name="Standard" style:master-page-name="">
      <style:paragraph-properties fo:margin-left="1.3752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fo:font-size="11pt" officeooo:rsid="00139729" officeooo:paragraph-rsid="00164bf4" style:font-size-asian="11pt" style:font-size-complex="11pt"/>
    </style:style>
    <style:style style:name="P32" style:family="paragraph" style:parent-style-name="Standard">
      <style:paragraph-properties fo:margin-top="0.0835in" fo:margin-bottom="0.0835in" loext:contextual-spacing="false" fo:line-height="100%" fo:text-align="justify" style:justify-single-word="false" style:writing-mode="lr-tb">
        <style:tab-stops>
          <style:tab-stop style:position="0in"/>
        </style:tab-stops>
      </style:paragraph-properties>
      <style:text-properties fo:font-size="11pt" officeooo:paragraph-rsid="001818e6" style:font-size-asian="11pt" style:font-size-complex="11pt"/>
    </style:style>
    <style:style style:name="P33" style:family="paragraph" style:parent-style-name="Standard">
      <style:paragraph-properties fo:margin-top="0.0835in" fo:margin-bottom="0.0835in" loext:contextual-spacing="false" fo:line-height="100%" fo:text-align="justify" style:justify-single-word="false" style:writing-mode="lr-tb">
        <style:tab-stops>
          <style:tab-stop style:position="0in"/>
        </style:tab-stops>
      </style:paragraph-properties>
      <style:text-properties fo:font-size="11pt" officeooo:rsid="00139729" officeooo:paragraph-rsid="001274aa" style:font-size-asian="11pt" style:font-size-complex="11pt"/>
    </style:style>
    <style:style style:name="P34" style:family="paragraph" style:parent-style-name="Standard">
      <style:paragraph-properties fo:margin-top="0.0835in" fo:margin-bottom="0.0835in" loext:contextual-spacing="false" fo:line-height="100%" fo:text-align="justify" style:justify-single-word="false" fo:break-before="auto" fo:break-after="auto" style:writing-mode="lr-tb">
        <style:tab-stops>
          <style:tab-stop style:position="0in"/>
        </style:tab-stops>
      </style:paragraph-properties>
      <style:text-properties fo:font-size="11pt" officeooo:paragraph-rsid="001818e6" style:font-size-asian="11pt" style:font-size-complex="11pt"/>
    </style:style>
    <style:style style:name="P35" style:family="paragraph" style:parent-style-name="Standard">
      <style:paragraph-properties fo:margin-top="0.0835in" fo:margin-bottom="0.0835in" loext:contextual-spacing="false" fo:line-height="100%" fo:text-align="justify" style:justify-single-word="false" fo:break-before="page" style:writing-mode="lr-tb">
        <style:tab-stops>
          <style:tab-stop style:position="0in"/>
        </style:tab-stops>
      </style:paragraph-properties>
      <style:text-properties style:font-name="Verdana" fo:font-size="11pt" officeooo:rsid="001274aa" officeooo:paragraph-rsid="001274aa" fo:background-color="#c0c0c0" style:font-name-asian="Verdana" style:font-size-asian="11pt" style:font-name-complex="Verdana" style:font-size-complex="11pt"/>
    </style:style>
    <style:style style:name="P36" style:family="paragraph" style:parent-style-name="Standard" style:master-page-name="">
      <style:paragraph-properties fo:margin-left="0.25in" fo:margin-right="0in" fo:margin-top="0.0043in" fo:margin-bottom="0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fo:font-size="11pt" officeooo:rsid="00164bf4" officeooo:paragraph-rsid="00164bf4" style:font-size-asian="11pt" style:font-size-complex="11pt"/>
    </style:style>
    <style:style style:name="P37" style:family="paragraph" style:parent-style-name="Standard" style:master-page-name="">
      <style:paragraph-properties fo:margin-left="0.25in" fo:margin-right="0in" fo:margin-top="0.0835in" fo:margin-bottom="0.0835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>
        <style:tab-stops>
          <style:tab-stop style:position="0in"/>
        </style:tab-stops>
      </style:paragraph-properties>
      <style:text-properties fo:font-size="11pt" officeooo:rsid="00164bf4" officeooo:paragraph-rsid="00164bf4" style:font-size-asian="11pt" style:font-size-complex="11pt"/>
    </style:style>
    <style:style style:name="P38" style:family="paragraph" style:parent-style-name="Standard" style:master-page-name="">
      <style:paragraph-properties fo:margin-left="0.25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fo:font-size="11pt" fo:font-weight="normal" officeooo:rsid="00164bf4" officeooo:paragraph-rsid="00164bf4" style:font-size-asian="11pt" style:font-weight-asian="normal" style:font-size-complex="11pt" style:font-weight-complex="normal"/>
    </style:style>
    <style:style style:name="P39" style:family="paragraph" style:parent-style-name="Text_20_body">
      <style:text-properties fo:font-size="11pt" style:font-size-asian="11pt" style:font-size-complex="11pt"/>
    </style:style>
    <style:style style:name="P40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1pt" officeooo:paragraph-rsid="001818e6" style:font-size-asian="11pt" style:font-size-complex="11pt"/>
    </style:style>
    <style:style style:name="P41" style:family="paragraph" style:parent-style-name="Text_20_body">
      <style:paragraph-properties>
        <style:tab-stops>
          <style:tab-stop style:position="0.2398in"/>
        </style:tab-stops>
      </style:paragraph-properties>
      <style:text-properties fo:font-size="11pt" officeooo:paragraph-rsid="001818e6" style:font-size-asian="11pt" style:font-size-complex="11pt"/>
    </style:style>
    <style:style style:name="P42" style:family="paragraph" style:parent-style-name="Text_20_body">
      <style:paragraph-properties>
        <style:tab-stops>
          <style:tab-stop style:position="0.2189in"/>
        </style:tab-stops>
      </style:paragraph-properties>
      <style:text-properties fo:font-size="11pt" officeooo:rsid="001818e6" officeooo:paragraph-rsid="001818e6" style:font-size-asian="11pt" style:font-size-complex="11pt"/>
    </style:style>
    <style:style style:name="P43" style:family="paragraph" style:parent-style-name="Text_20_body" style:master-page-name="">
      <style:paragraph-properties fo:margin-left="0.8118in" fo:margin-right="0in" fo:margin-top="0in" fo:margin-bottom="0.0972in" loext:contextual-spacing="false" fo:line-height="120%" fo:text-align="start" style:justify-single-word="false" fo:orphans="2" fo:widows="2" fo:text-indent="0in" style:auto-text-indent="false" style:page-number="auto" fo:break-before="auto" fo:break-after="auto" style:writing-mode="lr-tb">
        <style:tab-stops>
          <style:tab-stop style:position="0.2189in"/>
        </style:tab-stops>
      </style:paragraph-properties>
      <style:text-properties fo:font-size="11pt" officeooo:rsid="001818e6" officeooo:paragraph-rsid="001818e6" style:font-size-asian="11pt" style:font-size-complex="11pt"/>
    </style:style>
    <style:style style:name="P44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 style:page-number="auto" fo:break-before="auto" fo:break-after="auto" style:writing-mode="lr-tb"/>
    </style:style>
    <style:style style:name="P45" style:family="paragraph" style:parent-style-name="Standard" style:list-style-name="LS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size="11pt" officeooo:rsid="00164bf4" officeooo:paragraph-rsid="00164bf4" style:font-size-asian="11pt" style:font-size-complex="11pt"/>
    </style:style>
    <style:style style:name="P46" style:family="paragraph" style:parent-style-name="Standard" style:master-page-name="Standard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style:font-name="Arial" fo:font-size="11pt" fo:font-style="italic" style:text-underline-style="solid" style:text-underline-width="auto" style:text-underline-color="font-color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47" style:family="paragraph" style:parent-style-name="Standard" style:list-style-name="LS1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style:writing-mode="lr-tb"/>
      <style:text-properties fo:font-size="11pt" fo:font-weight="normal" officeooo:rsid="00157c02" officeooo:paragraph-rsid="00164bf4" style:font-size-asian="11pt" style:font-weight-asian="normal" style:font-size-complex="11pt" style:font-weight-complex="normal"/>
    </style:style>
    <style:style style:name="P48" style:family="paragraph" style:parent-style-name="Text_20_body" style:list-style-name="LS1">
      <style:text-properties fo:font-size="11pt" style:font-size-asian="11pt" style:font-size-complex="11pt"/>
    </style:style>
    <style:style style:name="P49" style:family="paragraph" style:parent-style-name="Text_20_body" style:list-style-name="L1" style:master-page-name="">
      <style:paragraph-properties fo:margin-left="1in" fo:margin-right="0in" fo:margin-top="0in" fo:margin-bottom="0.0972in" loext:contextual-spacing="false" fo:line-height="120%" fo:text-align="start" style:justify-single-word="false" fo:orphans="2" fo:widows="2" fo:text-indent="-0.25in" style:auto-text-indent="false" style:page-number="auto" fo:break-before="auto" fo:break-after="auto" style:writing-mode="lr-tb">
        <style:tab-stops>
          <style:tab-stop style:position="0.2189in"/>
        </style:tab-stops>
      </style:paragraph-properties>
      <style:text-properties fo:font-size="11pt" officeooo:rsid="001818e6" officeooo:paragraph-rsid="001818e6" style:font-size-asian="11pt" style:font-size-complex="11pt"/>
    </style:style>
    <style:style style:name="P50" style:family="paragraph" style:parent-style-name="Text_20_body" style:list-style-name="L1">
      <style:paragraph-properties fo:margin-left="1in" fo:margin-right="0in" fo:margin-top="0in" fo:margin-bottom="0.0972in" loext:contextual-spacing="false" fo:line-height="120%" fo:text-align="start" style:justify-single-word="false" fo:orphans="2" fo:widows="2" fo:text-indent="-0.25in" style:auto-text-indent="false" style:writing-mode="lr-tb">
        <style:tab-stops>
          <style:tab-stop style:position="0.2189in"/>
        </style:tab-stops>
      </style:paragraph-properties>
      <style:text-properties fo:font-size="11pt" officeooo:rsid="001818e6" officeooo:paragraph-rsid="001818e6" style:font-size-asian="11pt" style:font-size-complex="11pt"/>
    </style:style>
    <style:style style:name="T1" style:family="text"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Verdana" fo:font-size="11pt" fo:font-style="normal" style:text-underline-style="none" fo:font-weight="normal" officeooo:rsid="00139729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Verdana" fo:font-size="11pt" fo:font-style="normal" style:text-underline-style="none" fo:font-weight="normal" officeooo:rsid="001cae04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6" style:family="text">
      <style:text-properties style:font-name="Arial" fo:font-weight="bold" style:font-name-asian="Arial" style:font-weight-asian="bold" style:font-name-complex="Arial" style:font-weight-complex="bold"/>
    </style:style>
    <style:style style:name="T7" style:family="text"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8" style:family="text">
      <style:text-properties style:font-name="Arial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 style:font-style-complex="italic" style:font-weight-complex="bold"/>
    </style:style>
    <style:style style:name="T9" style:family="text">
      <style:text-properties officeooo:rsid="001274aa"/>
    </style:style>
    <style:style style:name="T10" style:family="text">
      <style:text-properties officeooo:rsid="00139729"/>
    </style:style>
    <style:style style:name="T11" style:family="text">
      <style:text-properties style:font-name="Verdana" fo:background-color="#c0c0c0" loext:char-shading-value="0" style:font-name-asian="Verdana" style:font-name-complex="Verdana"/>
    </style:style>
    <style:style style:name="T12" style:family="text">
      <style:text-properties style:font-name="Verdana" officeooo:rsid="001274aa" fo:background-color="#c0c0c0" loext:char-shading-value="0" style:font-name-asian="Verdana" style:font-name-complex="Verdana"/>
    </style:style>
    <style:style style:name="T13" style:family="text">
      <style:text-properties officeooo:rsid="001818e6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officeooo:rsid="001b43b3"/>
    </style:style>
    <style:style style:name="T16" style:family="text">
      <style:text-properties officeooo:rsid="001c26d6"/>
    </style:style>
    <style:style style:name="T17" style:family="text">
      <style:text-properties officeooo:rsid="001de8ea"/>
    </style:style>
    <style:style style:name="T18" style:family="text">
      <style:text-properties officeooo:rsid="001ed767"/>
    </style:style>
    <style:style style:name="fr1" style:family="graphic" style:parent-style-name="Graphics">
      <style:graphic-properties fo:margin-left="0.1252in" fo:margin-right="0.1252in"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rmas Generales</text:p>
      <text:p text:style-name="P11"><text:span text:style-name="T5">Numere las hojas entregadas. </text:span><text:span text:style-name="T6">Lea detenidamente cada pregunta y consulte las dudas de interpretación que pudiesen surgir. </text:span><text:span text:style-name="T5">Complete en la primera hoja la cantidad total de hojas entregadas.</text:span></text:p>
      <text:p text:style-name="P11"><text:span text:style-name="T5">Realice este parcial en lápiz, o con tinta color azul o negro. </text:span><text:span text:style-name="T7">Por favor </text:span><text:span text:style-name="T14">NO</text:span><text:span text:style-name="T8"> utilice rojo ni verde</text:span><text:span text:style-name="T5">. </text:span></text:p>
      <text:p text:style-name="P11">I<text:span text:style-name="T5">dentificar cada hoja con: Nombre, Apellido, Legajo. </text:span></text:p>
      <text:p text:style-name="P10">Por favor entregar esta hoja y las restantes del tema junto al examen.</text:p>
      <text:p text:style-name="P12"/>
      <text:p text:style-name="P12"/>
      <text:p text:style-name="P34"><text:span text:style-name="T11">Preguntas </text:span><text:span text:style-name="T12">Teoricas</text:span></text:p>
      <text:p text:style-name="P32"/>
      <text:p text:style-name="P40">1.<text:tab/>¿<text:span text:style-name="T10">Por que Linux tiene los </text:span>comando <text:span text:style-name="T10">chown y </text:span>chmod? ¿<text:span text:style-name="T10">Cual es la estructura de archivos del sistema</text:span>?</text:p>
      <text:p text:style-name="P41"><text:span text:style-name="T13">2.<text:tab/></text:span>Dado la siguiente declaración de <text:span text:style-name="T9">variables</text:span>:</text:p>
      <text:p text:style-name="P16">char c1,c2,<text:span text:style-name="T13">str[10]</text:span>;</text:p>
      <text:p text:style-name="P20">float f1,f2;</text:p>
      <text:p text:style-name="P21">int v[<text:span text:style-name="T13">8</text:span>] = {<text:span text:style-name="T13">23</text:span>,<text:span text:style-name="T13">44</text:span>,<text:span text:style-name="T13">18</text:span>,<text:span text:style-name="T13">9</text:span>,<text:span text:style-name="T13">124,7,78,192</text:span>};</text:p>
      <text:p text:style-name="P8"/>
      <text:p text:style-name="P39">Asumiendo que el sistema operativo nos asigna la dirección 0xcd<text:span text:style-name="T13">4d1200</text:span> para el comienzo del mismo, un float IEEE754 de precisión simple y enteros de 2byte<text:span text:style-name="T13">s</text:span> responda:</text:p>
      <text:list xml:id="list2053107107395957878" text:style-name="LS1">
        <text:list-item>
          <text:list>
            <text:list-item>
              <text:p text:style-name="P48"><text:s/>¿Qué dirección de memoria contendrá el valor de <text:span text:style-name="T13">str</text:span>[<text:span text:style-name="T13">5</text:span>] ?</text:p>
            </text:list-item>
            <text:list-item>
              <text:p text:style-name="P48"><text:s/>¿Qué dirección de memoria resultará de resolver v+<text:span text:style-name="T13">4</text:span> ?</text:p>
            </text:list-item>
            <text:list-item>
              <text:p text:style-name="P48"><text:s/>Recibiríamos algún error durante la compilación o el linkeo si tratáramos de acceder al contenido de v+<text:span text:style-name="T13">10</text:span>? Justifique su respuesta. </text:p>
            </text:list-item>
            <text:list-item>
              <text:p text:style-name="P48"><text:s/>Indique en que posición de memoria comienza la variable f<text:span text:style-name="T13">2</text:span>.</text:p>
            </text:list-item>
          </text:list>
        </text:list-item>
      </text:list>
      <text:p text:style-name="P42">3.<text:tab/>Suponga un programa que comience con la siguiente línea:</text:p>
      <text:p text:style-name="P43">#include &lt;stdio.h&gt;</text:p>
      <text:list xml:id="list8357651148466904627" text:style-name="L1">
        <text:list-item>
          <text:p text:style-name="P49">¿Qué función cumple la misma?</text:p>
        </text:list-item>
        <text:list-item>
          <text:p text:style-name="P50">¿Qué contiene el archivo stdio.h?</text:p>
        </text:list-item>
        <text:list-item>
          <text:p text:style-name="P50">¿Dónde está alojado el código binario de la función printf()?</text:p>
        </text:list-item>
      </text:list>
      <text:p text:style-name="P15">4.<text:tab/>Las funciones en C necesitan un tipo para los datos que toman y retornan... ¿Por qué?</text:p>
      <text:p text:style-name="P35">Ejercicios</text:p>
      <text:p text:style-name="P33"/>
      <text:p text:style-name="P37">1.</text:p>
      <text:p text:style-name="P22">Generar una función que tome un string, calcule su tamaño real y genere un nuevo string con el tamaño exacto del string original <text:span text:style-name="T17">y su contenido</text:span>. El prototipo de la función será:</text:p>
      <text:p text:style-name="P27">char *copiaStr(<text:span text:style-name="T10">char *st</text:span>r);</text:p>
      <text:p text:style-name="P25">La función devuelve el puntero al nuevo string creado.</text:p>
      <text:p text:style-name="P29"/>
      <text:p text:style-name="P24">Nota: Usar la función malloc() para resolver este ejercicio.</text:p>
      <text:p text:style-name="P13"/>
      <text:p text:style-name="P36">2.</text:p>
      <text:p text:style-name="P23">Escribir un programa que tome por agumentos del main el ambiente y una clave a buscar. Debe devolver el valor de esa clave por consola.</text:p>
      <text:p text:style-name="P26">Int main(int argc, char **argv, char **envp);</text:p>
      <text:list xml:id="list103804304000963" text:continue-list="list2053107107395957878" text:style-name="LS1">
        <text:list-item>
          <text:list>
            <text:list-header>
              <text:p text:style-name="P47">Luego para invocarlo se hará:</text:p>
            </text:list-header>
          </text:list>
        </text:list-item>
      </text:list>
      <text:p text:style-name="P26">miprog user</text:p>
      <text:list xml:id="list103805943293202" text:continue-numbering="true" text:style-name="LS1">
        <text:list-item>
          <text:list>
            <text:list-header>
              <text:p text:style-name="P47">Y el programa retornará por ejemplo:</text:p>
            </text:list-header>
          </text:list>
        </text:list-item>
      </text:list>
      <text:p text:style-name="P30">ignacio</text:p>
      <text:p text:style-name="P9"/>
      <text:list xml:id="list103804903431931" text:continue-numbering="true" text:style-name="LS1">
        <text:list-header>
          <text:p text:style-name="P45">3.</text:p>
        </text:list-header>
      </text:list>
      <text:p text:style-name="P17">Realizar una función que tome un vector de punteros a string y busque en el mismo los strings que coincidan con otro string (clave). Los punteros a los string que coincidan deben ser copiados en el segundo vector (strout) dentro de la misma posición <text:span text:style-name="T15">que tienen en </text:span>el vector de origen (strin). Para los strings que no coincidan se pondrá un puntero a NULL en el segundo vector (strout). El prototipo de la función es:</text:p>
      <text:p text:style-name="P31"><text:span text:style-name="T18">void </text:span>buscar(char *clave, char **strin, char **strout, <text:span text:style-name="T15">int limite</text:span>);</text:p>
      <text:p text:style-name="P18">La memoria para ambos vectores de punteros está reservada. El tamaños de los vectores está definido por “limite”.</text:p>
      <text:p text:style-name="P9"/>
      <text:p text:style-name="P38">4.</text:p>
      <text:p text:style-name="P19">Escribir una función que tome un vector de punteros a string y donde haya punteros no nulos busque la palabra sumar. <text:span text:style-name="T16">Si el string tiene la cadena sumar, </text:span>luego de dos puntos <text:span text:style-name="T16">va a haber </text:span>un <text:span text:style-name="T16">número </text:span>flotante. Todos <text:span text:style-name="T16">los </text:span>flotantes encontrados se deben sumar y devolver el total resultante. El prototipo de la funciónes:</text:p>
      <text:p text:style-name="P28">double sumatoria( <text:span text:style-name="T10">char **str</text:span>Sumar<text:span text:style-name="T10">, int limite</text:span>);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"/>
    <style:font-face style:name="Signet Roundhand ATT" svg:font-family="'Signet Roundhand ATT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loext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loext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loext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2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3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4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5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6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7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8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1Level0" style:family="text"/>
    <style:style style:name="List1Level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prefix=" " style:num-suffix="." style:num-format="1">
        <style:list-level-properties text:space-before="0.25in"/>
      </text:list-level-style-number>
      <text:list-level-style-number text:level="2" text:style-name="List1Level1" style:num-prefix=" " style:num-suffix=")" style:num-format="a">
        <style:list-level-properties text:space-before="0.75in"/>
      </text:list-level-style-number>
      <text:list-level-style-bullet text:level="3" text:style-name="List1Level2" text:bullet-char="●">
        <style:list-level-properties text:space-before="1.3752in"/>
        <style:text-properties style:font-name="Arial"/>
      </text:list-level-style-bullet>
      <text:list-level-style-bullet text:level="4" text:style-name="List1Level3" text:bullet-char="●">
        <style:list-level-properties text:space-before="1.75in"/>
        <style:text-properties style:font-name="Arial"/>
      </text:list-level-style-bullet>
      <text:list-level-style-bullet text:level="5" text:style-name="List1Level4" text:bullet-char="●">
        <style:list-level-properties text:space-before="2.25in"/>
        <style:text-properties style:font-name="Arial"/>
      </text:list-level-style-bullet>
      <text:list-level-style-bullet text:level="6" text:style-name="List1Level5" text:bullet-char="●">
        <style:list-level-properties text:space-before="2.8752in"/>
        <style:text-properties style:font-name="Arial"/>
      </text:list-level-style-bullet>
      <text:list-level-style-bullet text:level="7" text:style-name="List1Level6" text:bullet-char="●">
        <style:list-level-properties text:space-before="3.25in"/>
        <style:text-properties style:font-name="Arial"/>
      </text:list-level-style-bullet>
      <text:list-level-style-bullet text:level="8" text:style-name="List1Level7" text:bullet-char="●">
        <style:list-level-properties text:space-before="3.75in"/>
        <style:text-properties style:font-name="Arial"/>
      </text:list-level-style-bullet>
      <text:list-level-style-bullet text:level="9" text:style-name="List1Level8" text:bullet-char="●">
        <style:list-level-properties text:space-before="4.3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799in" fo:margin-left="0in" table:align="left" style:writing-mode="lr-tb"/>
    </style:style>
    <style:style style:name="Table1.A" style:family="table-column">
      <style:table-column-properties style:column-width="0.8528in"/>
    </style:style>
    <style:style style:name="Table1.B" style:family="table-column">
      <style:table-column-properties style:column-width="3.7569in"/>
    </style:style>
    <style:style style:name="Table1.C" style:family="table-column">
      <style:table-column-properties style:column-width="2.0701in"/>
    </style:style>
    <style:style style:name="Table1.A1" style:family="table-cell">
      <style:table-cell-properties style:vertical-align="top" fo:background-color="#ffffff" fo:padding="0in" fo:border-left="0.25pt solid #000000" fo:border-right="0.25pt solid #000000" fo:border-top="0.25pt solid #000000" fo:border-bottom="0.5pt solid #000000">
        <style:background-image/>
      </style:table-cell-properties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4.1354in"/>
    </style:style>
    <style:style style:name="Table2.B" style:family="table-column">
      <style:table-column-properties style:column-width="1.4271in"/>
    </style:style>
    <style:style style:name="Table2.C" style:family="table-column">
      <style:table-column-properties style:column-width="1.1354in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MP1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0" style:text-line-through-style="none" style:text-line-through-type="none" style:font-name="Signet Roundhand ATT" fo:font-size="12pt" fo:font-style="normal" style:text-underline-style="none" fo:font-weight="bold" style:font-name-asian="Signet Roundhand ATT" style:font-size-asian="12pt" style:font-style-asian="normal" style:font-weight-asian="bold" style:font-name-complex="Signet Roundhand ATT" style:font-size-complex="12pt" style:font-style-complex="normal" style:font-weight-complex="bold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MT1" style:family="text">
      <style:text-properties fo:color="#000000" style:text-line-through-style="none" style:text-line-through-type="none" style:font-name="Verdana" fo:font-size="11pt" fo:font-style="normal" style:text-underline-style="none" fo:font-weight="normal" officeooo:rsid="00139729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2" style:family="text">
      <style:text-properties fo:color="#000000" style:text-line-through-style="none" style:text-line-through-type="none" style:font-name="Verdana" fo:font-size="11pt" fo:font-style="normal" style:text-underline-style="none" fo:font-weight="normal" officeooo:rsid="001cae04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Mfr1" style:family="graphic" style:parent-style-name="Graphics">
      <style:graphic-properties fo:margin-left="0.1252in" fo:margin-right="0.1252in"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9in" fo:margin-left="0in" fo:margin-right="0in" fo:margin-bottom="0.4929in" style:dynamic-spacing="true"/>
      </style:header-style>
      <style:footer-style>
        <style:header-footer-properties fo:min-height="0.8862in" fo:margin-left="0in" fo:margin-right="0in" fo:margin-top="0.886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><draw:frame draw:style-name="Mfr1" draw:name="Image1" text:anchor-type="as-char" svg:width="0.6827in" svg:height="0.7429in" draw:z-index="1"><draw:image xlink:href="Pictures/10000000000000780000007F41EC7E6D88751B82.png" xlink:type="simple" xlink:show="embed" xlink:actuate="onLoad"/></draw:frame></text:p>
            </table:table-cell>
            <table:table-cell table:style-name="Table1.A1" office:value-type="string">
              <text:p text:style-name="MP3">Universidad Tecnológica Nacional</text:p>
              <text:p text:style-name="MP3">Facultad Regional <text:s/>Buenos Aires</text:p>
              <text:p text:style-name="MP3">Departamento de Ingeniería Electrónica</text:p>
            </table:table-cell>
            <table:table-cell table:style-name="Table1.A1" office:value-type="string">
              <text:p text:style-name="MP4">Informática I</text:p>
              <text:p text:style-name="MP2"><text:span text:style-name="MT1">2</text:span><text:span text:style-name="MT2">4</text:span><text:span text:style-name="MT3"> de Junio de 201</text:span><text:span text:style-name="MT1">7</text:span></text:p>
              <text:p text:style-name="MP5">1° Parcial</text:p>
            </table:table-cell>
          </table:table-row>
        </table:table>
        <text:p text:style-name="MP6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">Apellido y Nombres</text:p>
            </table:table-cell>
            <table:table-cell table:style-name="Table2.A1" office:value-type="string">
              <text:p text:style-name="MP4">Legajo</text:p>
            </table:table-cell>
            <table:table-cell table:style-name="Table2.A1" office:value-type="string">
              <text:p text:style-name="MP4"># de Hojas</text:p>
            </table:table-cell>
          </table:table-row>
          <table:table-row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ext:p text:style-name="MP8"/>
      </style:header>
      <style:footer>
        <text:p text:style-name="MP2"><text:span text:style-name="MT4">Página </text:span><text:span text:style-name="MT4"><text:page-number text:select-page="current">2</text:page-number></text:span><text:span text:style-name="MT4"> de 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/>
    <meta:editing-cycles>13</meta:editing-cycles>
    <dc:date>2017-06-24T10:38:04.066961034</dc:date>
    <meta:editing-duration>PT1H46M6S</meta:editing-duration>
    <meta:document-statistic meta:table-count="2" meta:image-count="1" meta:object-count="0" meta:page-count="2" meta:paragraph-count="53" meta:word-count="533" meta:character-count="3171" meta:non-whitespace-character-count="2685"/>
  </office:meta>
</office:document-meta>
</file>